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24" officeooo:paragraph-rsid="001ae724"/>
    </style:style>
    <style:style style:name="P2" style:family="paragraph" style:parent-style-name="Standard">
      <style:text-properties fo:font-weight="bold" officeooo:rsid="001d6258" officeooo:paragraph-rsid="001d6258" style:font-weight-asian="bold" style:font-weight-complex="bold"/>
    </style:style>
    <style:style style:name="P3" style:family="paragraph" style:parent-style-name="Standard">
      <style:text-properties officeooo:rsid="001d6258" officeooo:paragraph-rsid="001d6258"/>
    </style:style>
    <style:style style:name="P4" style:family="paragraph" style:parent-style-name="Standard">
      <style:text-properties fo:font-size="15pt" fo:font-weight="bold" officeooo:rsid="001ae724" officeooo:paragraph-rsid="001ae724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4pt" officeooo:rsid="001ae724" officeooo:paragraph-rsid="001ae724" style:font-size-asian="14pt" style:font-size-complex="14pt"/>
    </style:style>
    <style:style style:name="P6" style:family="paragraph" style:parent-style-name="Standard">
      <style:text-properties fo:font-size="14pt" fo:font-weight="bold" officeooo:rsid="002137b7" officeooo:paragraph-rsid="001ae72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62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r stories</text:p>
      <text:p text:style-name="P1"/>
      <text:p text:style-name="P1">In the initial phase we assume that the only person who can add, alter, read or remove data is the player themselves. So if I am a player, I can control what kind of statistics exist of my gaming and also read the results of only my own gaming.</text:p>
      <text:p text:style-name="P1"/>
      <text:p text:style-name="P5"><text:span text:style-name="T1">Player</text:span></text:p>
      <text:p text:style-name="P1"><text:span text:style-name="T1"/></text:p>
      <text:p text:style-name="P1"><text:span text:style-name="T1">Adding stats: </text:span>As a player I can insert the game statistics of a single race</text:p>
      <text:p text:style-name="P1"><text:span text:style-name="T1"/></text:p>
      <text:p text:style-name="P1"><text:span text:style-name="T1">Removing stats: </text:span><text:span text:style-name="T2">As a player I can I can remove records of one or all the races</text:span></text:p>
      <text:p text:style-name="P1"><text:span text:style-name="T1"/></text:p>
      <text:p text:style-name="P1"><text:span text:style-name="T1">Track-specific records: </text:span></text:p>
      <text:p text:style-name="P1">As a player I can find out how many times I have played a single track</text:p>
      <text:p text:style-name="P1">As a player I can find out what is my best time for a certain track</text:p>
      <text:p text:style-name="P1"/>
      <text:p text:style-name="P1"><text:span text:style-name="T1">Placement-specific records: </text:span></text:p>
      <text:p text:style-name="P1">As a player I can search for all the races where I won</text:p>
      <text:p text:style-name="P1">As a player I can search for all the races where I was last</text:p>
      <text:p text:style-name="P3">As a player I can find out which has been the most successful character for me (character with most first places)</text:p>
      <text:p text:style-name="P3">As a player I can find out which track I have won the most</text:p>
      <text:p text:style-name="P1"/>
      <text:p text:style-name="P2">Character-specific records: </text:p>
      <text:p text:style-name="P1">As a player <text:span text:style-name="T3">I can search how many times I have played with a single character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5:22:07.149692723</meta:creation-date>
    <dc:date>2019-03-17T15:50:37.101323420</dc:date>
    <meta:editing-duration>PT17M1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00" meta:character-count="993" meta:non-whitespace-character-count="805"/>
  </office:meta>
</office:document-meta>
</file>